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est.test_l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Members( List &lt; Employee &gt;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Department( Department depar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